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2" draw:textarea-horizontal-align="justify" draw:textarea-vertical-align="middle" draw:auto-grow-height="false" fo:min-height="0.512cm" fo:min-width="14.232cm"/>
      <style:paragraph-properties style:writing-mode="lr-tb"/>
    </style:style>
    <style:style style:name="gr2" style:family="graphic" style:parent-style-name="standard">
      <style:graphic-properties draw:fill="gradient" draw:fill-gradient-name="Gradient_20_3" draw:textarea-horizontal-align="justify" draw:textarea-vertical-align="middle" draw:auto-grow-height="false" fo:min-height="11.942cm" fo:min-width="8.7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Gradient_20_20" draw:textarea-horizontal-align="justify" draw:textarea-vertical-align="middle" draw:auto-grow-height="false" fo:min-height="1.02cm" fo:min-width="22.36cm"/>
      <style:paragraph-properties style:writing-mode="lr-tb"/>
    </style:style>
    <style:style style:name="gr5" style:family="graphic" style:parent-style-name="standard">
      <style:graphic-properties draw:fill="gradient" draw:fill-gradient-name="Gradient_20_19" draw:textarea-horizontal-align="justify" draw:textarea-vertical-align="middle" draw:auto-grow-height="false" fo:min-height="1.02cm" fo:min-width="8.137cm"/>
      <style:paragraph-properties style:writing-mode="lr-tb"/>
    </style:style>
    <style:style style:name="gr6" style:family="graphic" style:parent-style-name="standard">
      <style:graphic-properties draw:fill="gradient" draw:fill-gradient-name="Gradient_20_14" draw:textarea-horizontal-align="justify" draw:textarea-vertical-align="middle" draw:auto-grow-height="false" fo:min-height="2.036cm" fo:min-width="5.342cm"/>
      <style:paragraph-properties style:writing-mode="lr-tb"/>
    </style:style>
    <style:style style:name="gr7" style:family="graphic" style:parent-style-name="standard">
      <style:graphic-properties draw:fill="gradient" draw:fill-gradient-name="Gradient_20_9" draw:textarea-horizontal-align="justify" draw:textarea-vertical-align="middle" draw:auto-grow-height="false" fo:min-height="5.117cm" fo:min-width="2.421cm"/>
      <style:paragraph-properties style:writing-mode="lr-tb"/>
    </style:style>
    <style:style style:name="gr8" style:family="graphic" style:parent-style-name="standard">
      <style:graphic-properties draw:fill="gradient" draw:fill-gradient-name="Gradient_20_10" draw:textarea-horizontal-align="justify" draw:textarea-vertical-align="middle" draw:auto-grow-height="false" fo:min-height="5.117cm" fo:min-width="2.421cm"/>
      <style:paragraph-properties style:writing-mode="lr-tb"/>
    </style:style>
    <style:style style:name="gr9" style:family="graphic" style:parent-style-name="standard">
      <style:graphic-properties draw:fill="gradient" draw:fill-gradient-name="Gradient_20_11" draw:textarea-horizontal-align="justify" draw:textarea-vertical-align="middle" draw:auto-grow-height="false" fo:min-height="0.766cm" fo:min-width="5.342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576cm" fo:min-width="7.501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782cm" fo:min-width="4.143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793cm" fo:min-width="2.802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82cm" fo:min-width="2.8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29cm" fo:min-width="6.6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808080" draw:marker-end="Arrow" draw:marker-end-width="0.3cm" draw:fill="gradient" draw:fill-gradient-name="Gradient_20_12" draw:textarea-vertical-align="middle"/>
    </style:style>
    <style:style style:name="gr20" style:family="graphic" style:parent-style-name="objectwithoutfill">
      <style:graphic-properties svg:stroke-color="#808080" draw:marker-end="Arrow" draw:marker-end-width="0.3cm" draw:fill="gradient" draw:fill-gradient-name="Gradient_20_13" draw:textarea-vertical-align="middle"/>
    </style:style>
    <style:style style:name="gr21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11.941cm" fo:min-width="8.633cm"/>
      <style:paragraph-properties style:writing-mode="lr-tb"/>
    </style:style>
    <style:style style:name="gr22" style:family="graphic" style:parent-style-name="standard">
      <style:graphic-properties draw:fill="gradient" draw:fill-gradient-name="Gradient_20_16" draw:textarea-horizontal-align="justify" draw:textarea-vertical-align="middle" draw:auto-grow-height="false" fo:min-height="1.02cm" fo:min-width="8.24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4.538cm" fo:min-width="6.866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782cm" fo:min-width="4.591cm"/>
      <style:paragraph-properties style:writing-mode="lr-tb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2"/>
      <style:paragraph-properties fo:text-align="center"/>
    </style:style>
    <style:style style:name="P3" style:family="paragraph">
      <loext:graphic-properties draw:fill="gradient" draw:fill-gradient-name="Gradient_20_3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gradient" draw:fill-gradient-name="Gradient_20_20"/>
      <style:paragraph-properties fo:text-align="center"/>
    </style:style>
    <style:style style:name="P6" style:family="paragraph">
      <loext:graphic-properties draw:fill="gradient" draw:fill-gradient-name="Gradient_20_19"/>
      <style:paragraph-properties fo:text-align="center"/>
    </style:style>
    <style:style style:name="P7" style:family="paragraph">
      <loext:graphic-properties draw:fill="gradient" draw:fill-gradient-name="Gradient_20_14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gradient" draw:fill-gradient-name="Gradient_20_9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gradient" draw:fill-gradient-name="Gradient_20_11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margin-top="0cm" fo:margin-bottom="0cm" fo:text-align="center"/>
    </style:style>
    <style:style style:name="P12" style:family="paragraph">
      <style:paragraph-properties fo:text-align="end"/>
      <style:text-properties fo:font-weight="bold" style:font-weight-asian="bold" style:font-weight-complex="bold"/>
    </style:style>
    <style:style style:name="P13" style:family="paragraph">
      <loext:graphic-properties draw:fill="solid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gradient" draw:fill-gradient-name="Gradient_20_12"/>
      <style:paragraph-properties fo:text-align="center"/>
    </style:style>
    <style:style style:name="P22" style:family="paragraph">
      <loext:graphic-properties draw:fill="gradient" draw:fill-gradient-name="Gradient_20_13"/>
      <style:paragraph-properties fo:text-align="center"/>
    </style:style>
    <style:style style:name="P23" style:family="paragraph">
      <loext:graphic-properties draw:fill="gradient" draw:fill-gradient-name="Pastel_20_Bouquet"/>
      <style:paragraph-properties fo:text-align="center"/>
    </style:style>
    <style:style style:name="P24" style:family="paragraph">
      <loext:graphic-properties draw:fill="gradient" draw:fill-gradient-name="Gradient_20_16"/>
      <style:paragraph-properties fo:text-align="center"/>
    </style:style>
    <style:style style:name="P25" style:family="paragraph">
      <style:paragraph-properties fo:text-align="start"/>
      <style:text-properties fo:font-weight="bold" style:font-weight-asian="bold" style:font-weight-complex="bold"/>
    </style:style>
    <style:style style:name="P26" style:family="paragraph">
      <loext:graphic-properties draw:fill="solid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14.732cm" svg:height="0.762cm" svg:x="7.731cm" svg:y="1.254cm">
          <text:p text:style-name="P1"><text:span text:style-name="T1">Client</text:span> <text:span text:style-name="T2">(Angul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271cm" svg:height="12.192cm" svg:x="2.524cm" svg:y="4.937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502cm" svg:height="0.962cm" svg:x="7.604cm" svg:y="5.064cm">
          <draw:text-box>
            <text:p/>
          </draw:text-box>
        </draw:frame>
        <draw:custom-shape draw:style-name="gr4" draw:text-style-name="P5" xml:id="id1" draw:id="id1" draw:layer="layout" svg:width="22.86cm" svg:height="1.27cm" svg:x="3.64cm" svg:y="3.286cm">
          <text:p text:style-name="P1"><text:span text:style-name="T1">API Gateway</text:span> </text:p>
          <text:p text:style-name="P1"><text:span text:style-name="T2">(Net Core / Ocelot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8.636cm" svg:height="2.032cm" svg:x="2.524cm" svg:y="17.81cm">
          <text:p text:style-name="P1"><text:span text:style-name="T1">Flight Store</text:span> </text:p>
          <text:p text:style-name="P1"><text:span text:style-name="T2">(Postgre SQL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14" draw:id="id14" draw:layer="layout" svg:width="5.842cm" svg:height="2.286cm" svg:x="12.176cm" svg:y="5.88cm">
          <text:p text:style-name="P1"><text:span text:style-name="T1">Auditlog API </text:span></text:p>
          <text:p text:style-name="P1"><text:span text:style-name="T2">(Net Core Webapi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2.921cm" svg:height="5.367cm" svg:x="12.176cm" svg:y="11.795cm">
          <text:p text:style-name="P1"><text:span text:style-name="T2">Flight </text:span></text:p>
          <text:p text:style-name="P1"><text:span text:style-name="T2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3" draw:id="id13" draw:layer="layout" svg:width="2.921cm" svg:height="5.367cm" svg:x="15.097cm" svg:y="11.795cm">
          <text:p text:style-name="P1"><text:span text:style-name="T2">Passenger </text:span></text:p>
          <text:p text:style-name="P1"><text:span text:style-name="T2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16" draw:id="id16" draw:layer="layout" svg:width="5.842cm" svg:height="1.016cm" svg:x="12.176cm" svg:y="10.779cm">
          <text:p text:style-name="P1"><text:span text:style-name="T1">Event store </text:span><text:span text:style-name="T1">D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" draw:id="id2" draw:layer="layout" svg:width="8.001cm" svg:height="4.826cm" svg:x="2.905cm" svg:y="6.588cm">
          <text:p><text:span text:style-name="T1"/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curve" draw:line-skew="0cm 0.983cm" svg:x1="3.64cm" svg:y1="3.921cm" svg:x2="6.905cm" svg:y2="6.588cm" draw:start-shape="id1" draw:start-glue-point="3" draw:end-shape="id2" draw:end-glue-point="0" svg:d="M3640 3921c-751 0-626 1317 378 1972s2887 646 2887 695" svg:viewBox="0 0 3749 2668">
          <text:p text:style-name="P12"><text:span text:style-name="T3">Command / Query</text:span></text:p>
        </draw:connector>
        <draw:custom-shape draw:style-name="gr12" draw:text-style-name="P14" xml:id="id3" draw:id="id3" draw:layer="layout" svg:width="4.643cm" svg:height="2.032cm" svg:x="6.353cm" svg:y="14.814cm">
          <text:p text:style-name="P1"><text:span text:style-name="T1">Flight Processor</text:span></text:p>
          <text:p text:style-name="P1"><text:span text:style-name="T4">(Net Core Worker)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7" draw:id="id7" draw:layer="layout" svg:width="3.302cm" svg:height="1.043cm" svg:x="7.096cm" svg:y="9.863cm">
          <text:p text:style-name="P1"><text:span text:style-name="T4">Command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5" draw:id="id5" draw:layer="layout" svg:width="3.302cm" svg:height="1.07cm" svg:x="3.54cm" svg:y="9.836cm">
          <text:p text:style-name="P1"><text:span text:style-name="T4">Query Handler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5.588cm" svg:height="1.28cm" svg:x="4.302cm" svg:y="6.969cm">
          <draw:text-box>
            <text:p text:style-name="P1"><text:span text:style-name="T1">Flight API</text:span></text:p>
            <text:p text:style-name="P1"><text:span text:style-name="T2">(Net Core Webapi)</text:span></text:p>
          </draw:text-box>
        </draw:frame>
        <draw:custom-shape draw:style-name="gr16" draw:text-style-name="P17" draw:layer="layout" svg:width="7.112cm" svg:height="2.54cm" svg:x="3.413cm" svg:y="8.62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3.683cm" svg:height="0.806cm" svg:x="5.216cm" svg:y="8.9cm">
          <draw:text-box>
            <text:p text:style-name="P18"><text:span text:style-name="T1">Mediator</text:span></text:p>
          </draw:text-box>
        </draw:frame>
        <draw:frame draw:style-name="gr3" draw:text-style-name="P4" draw:layer="layout" svg:width="0.502cm" svg:height="0.962cm" svg:x="8.747cm" svg:y="17.637cm">
          <draw:text-box>
            <text:p/>
          </draw:text-box>
        </draw:frame>
        <draw:connector draw:style-name="gr18" draw:text-style-name="P20" draw:layer="layout" draw:type="curve" svg:x1="8.674cm" svg:y1="16.846cm" svg:x2="6.842cm" svg:y2="17.81cm" draw:start-shape="id3" draw:start-glue-point="2" draw:end-shape="id4" draw:end-glue-point="5" svg:d="M8674 16846c0 723-1832 241-1832 964" svg:viewBox="0 0 1833 965">
          <text:p/>
        </draw:connector>
        <draw:connector draw:style-name="gr18" draw:text-style-name="P20" draw:layer="layout" draw:type="curve" draw:line-skew="2.465cm" svg:x1="6.842cm" svg:y1="17.81cm" svg:x2="5.191cm" svg:y2="10.906cm" draw:start-shape="id4" draw:start-glue-point="5" draw:end-shape="id5" draw:end-glue-point="2" svg:d="M6842 17810c0-1480-1651 1971-1651-6904" svg:viewBox="0 0 1652 6905">
          <text:p/>
        </draw:connector>
        <draw:connector draw:style-name="gr18" draw:text-style-name="P20" draw:layer="layout" draw:type="curve" draw:line-skew="0.931cm" svg:x1="13.636cm" svg:y1="17.162cm" svg:x2="10.996cm" svg:y2="15.83cm" draw:start-shape="id6" draw:start-glue-point="2" draw:end-shape="id3" draw:end-glue-point="1" svg:d="M13636 17162c0 2146-1026 1788-1465 919s-292-2251-1175-2251" svg:viewBox="0 0 2641 2933">
          <text:p/>
        </draw:connector>
        <draw:connector draw:style-name="gr18" draw:text-style-name="P20" draw:layer="layout" draw:type="curve" svg:x1="8.747cm" svg:y1="10.906cm" svg:x2="12.176cm" svg:y2="14.478cm" draw:start-shape="id7" draw:start-glue-point="2" draw:end-shape="id6" draw:end-glue-point="3" svg:d="M8747 10906c0 2382 1143 3572 3429 3572" svg:viewBox="0 0 3430 3573">
          <text:p/>
        </draw:connector>
        <draw:line draw:style-name="gr19" draw:text-style-name="P21" draw:layer="layout" svg:x1="14.843cm" svg:y1="12.049cm" svg:x2="14.816cm" svg:y2="16.654cm">
          <text:p/>
        </draw:line>
        <draw:line draw:style-name="gr20" draw:text-style-name="P22" draw:layer="layout" svg:x1="15.351cm" svg:y1="12.049cm" svg:x2="15.316cm" svg:y2="16.654cm">
          <text:p/>
        </draw:line>
        <draw:custom-shape draw:style-name="gr21" draw:text-style-name="P23" draw:layer="layout" svg:width="9.133cm" svg:height="12.191cm" svg:x="18.653cm" svg:y="4.93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502cm" svg:height="0.962cm" svg:x="24.103cm" svg:y="5.065cm">
          <draw:text-box>
            <text:p/>
          </draw:text-box>
        </draw:frame>
        <draw:custom-shape draw:style-name="gr22" draw:text-style-name="P24" xml:id="id9" draw:id="id9" draw:layer="layout" svg:width="8.739cm" svg:height="2.032cm" svg:x="19.034cm" svg:y="17.811cm">
          <text:p text:style-name="P1"><text:span text:style-name="T1">Passenger Store</text:span> </text:p>
          <text:p text:style-name="P1"><text:span text:style-name="T2">(Postgre SQL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1" xml:id="id11" draw:id="id11" draw:layer="layout" svg:width="7.366cm" svg:height="4.788cm" svg:x="19.785cm" svg:y="6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xml:id="id8" draw:id="id8" draw:layer="layout" svg:width="5.091cm" svg:height="2.032cm" svg:x="19.277cm" svg:y="14.815cm">
          <text:p text:style-name="P1"><text:span text:style-name="T1">Passenger Processor</text:span></text:p>
          <text:p text:style-name="P1"><text:span text:style-name="T4">(Net Core Worker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0" draw:id="id10" draw:layer="layout" svg:width="3.302cm" svg:height="1.07cm" svg:x="23.539cm" svg:y="9.837cm">
          <text:p text:style-name="P1"><text:span text:style-name="T4">Query Handler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5.588cm" svg:height="1.28cm" svg:x="20.801cm" svg:y="6.97cm">
          <draw:text-box>
            <text:p text:style-name="P1"><text:span text:style-name="T1">Passenger API</text:span></text:p>
            <text:p text:style-name="P1"><text:span text:style-name="T2">(Net Core Webapi)</text:span></text:p>
          </draw:text-box>
        </draw:frame>
        <draw:custom-shape draw:style-name="gr16" draw:text-style-name="P17" draw:layer="layout" svg:width="7.112cm" svg:height="2.54cm" svg:x="19.912cm" svg:y="8.621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3.683cm" svg:height="0.806cm" svg:x="21.715cm" svg:y="8.901cm">
          <draw:text-box>
            <text:p text:style-name="P18"><text:span text:style-name="T1">Mediator</text:span></text:p>
          </draw:text-box>
        </draw:frame>
        <draw:frame draw:style-name="gr3" draw:text-style-name="P4" draw:layer="layout" svg:width="0.502cm" svg:height="0.962cm" svg:x="25.246cm" svg:y="17.638cm">
          <draw:text-box>
            <text:p/>
          </draw:text-box>
        </draw:frame>
        <draw:connector draw:style-name="gr18" draw:text-style-name="P20" draw:layer="layout" draw:type="curve" svg:x1="21.822cm" svg:y1="16.847cm" svg:x2="23.404cm" svg:y2="17.811cm" draw:start-shape="id8" draw:start-glue-point="2" draw:end-shape="id9" draw:end-glue-point="5" svg:d="M21822 16847c0 723 1582 241 1582 964" svg:viewBox="0 0 1583 965">
          <text:p/>
        </draw:connector>
        <draw:connector draw:style-name="gr18" draw:text-style-name="P20" draw:layer="layout" draw:type="curve" draw:line-skew="2.465cm" svg:x1="23.404cm" svg:y1="17.811cm" svg:x2="25.19cm" svg:y2="10.907cm" draw:start-shape="id9" draw:start-glue-point="5" draw:end-shape="id10" draw:end-glue-point="2" svg:d="M23404 17811c0-1480 1786 1971 1786-6904" svg:viewBox="0 0 1787 6905">
          <text:p/>
        </draw:connector>
        <draw:custom-shape draw:style-name="gr13" draw:text-style-name="P15" xml:id="id12" draw:id="id12" draw:layer="layout" svg:width="3.302cm" svg:height="1.043cm" svg:x="19.996cm" svg:y="9.863cm">
          <text:p text:style-name="P1"><text:span text:style-name="T4">Command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6" draw:layer="layout" draw:type="curve" draw:line-skew="0cm 1.047cm" svg:x1="26.5cm" svg:y1="3.921cm" svg:x2="23.468cm" svg:y2="6.627cm" draw:start-shape="id1" draw:start-glue-point="1" draw:end-shape="id11" draw:end-glue-point="0" svg:d="M26500 3921c751 0 627 1359-319 2040s-2713 684-2713 666" svg:viewBox="0 0 3521 2712">
          <text:p text:style-name="P25"><text:span text:style-name="T3">Command / Query</text:span></text:p>
        </draw:connector>
        <draw:connector draw:style-name="gr18" draw:text-style-name="P20" draw:layer="layout" draw:type="curve" svg:x1="21.647cm" svg:y1="10.906cm" svg:x2="18.018cm" svg:y2="14.478cm" draw:start-shape="id12" draw:start-glue-point="2" draw:end-shape="id13" draw:end-glue-point="1" svg:d="M21647 10906c0 2382-1209 3572-3629 3572" svg:viewBox="0 0 3630 3573">
          <text:p/>
        </draw:connector>
        <draw:connector draw:style-name="gr18" draw:text-style-name="P20" draw:layer="layout" draw:type="curve" draw:line-skew="1.058cm" svg:x1="16.557cm" svg:y1="17.162cm" svg:x2="19.277cm" svg:y2="15.831cm" draw:start-shape="id13" draw:start-glue-point="2" draw:end-shape="id8" draw:end-glue-point="3" svg:d="M16557 17162c0 2337 1045 1948 1489 1031s286-2362 1231-2362" svg:viewBox="0 0 2721 3080">
          <text:p/>
        </draw:connector>
        <draw:connector draw:style-name="gr25" draw:text-style-name="P20" draw:layer="layout" draw:type="line" svg:x1="15.07cm" svg:y1="4.556cm" svg:x2="15.097cm" svg:y2="5.88cm" draw:start-shape="id1" draw:start-glue-point="2" draw:end-shape="id14" draw:end-glue-point="0" svg:d="M15070 4556l27 1324" svg:viewBox="0 0 28 1325">
          <text:p/>
        </draw:connector>
        <draw:connector draw:style-name="gr25" draw:text-style-name="P20" draw:layer="layout" draw:type="line" svg:x1="15.097cm" svg:y1="2.016cm" svg:x2="15.07cm" svg:y2="3.286cm" draw:start-shape="id15" draw:start-glue-point="2" draw:end-shape="id1" draw:end-glue-point="0" svg:d="M15097 2016l-27 1270" svg:viewBox="0 0 28 1271">
          <text:p/>
        </draw:connector>
        <draw:connector draw:style-name="gr25" draw:text-style-name="P20" draw:layer="layout" draw:type="line" svg:x1="10.906cm" svg:y1="9.001cm" svg:x2="19.785cm" svg:y2="9.021cm" draw:start-shape="id2" draw:start-glue-point="1" draw:end-shape="id11" draw:end-glue-point="3" svg:d="M10906 9001l8879 20" svg:viewBox="0 0 8880 21">
          <text:p/>
        </draw:connector>
        <draw:frame draw:style-name="gr26" draw:text-style-name="P28" draw:layer="layout" svg:width="2.794cm" svg:height="0.762cm" svg:x="15.532cm" svg:y="2.324cm">
          <draw:text-box>
            <text:p text:style-name="P27"><text:span text:style-name="T3">GET/POST</text:span></text:p>
          </draw:text-box>
        </draw:frame>
        <draw:frame draw:style-name="gr27" draw:text-style-name="P28" draw:layer="layout" svg:width="1.397cm" svg:height="0.645cm" svg:x="15.605cm" svg:y="5.064cm">
          <draw:text-box>
            <text:p text:style-name="P27"><text:span text:style-name="T3">GET</text:span></text:p>
          </draw:text-box>
        </draw:frame>
        <draw:connector draw:style-name="gr18" draw:text-style-name="P20" draw:layer="layout" draw:type="line" svg:x1="15.097cm" svg:y1="10.779cm" svg:x2="15.097cm" svg:y2="8.166cm" draw:start-shape="id16" draw:start-glue-point="0" draw:end-shape="id14" draw:end-glue-point="2" svg:d="M15097 10779v-2613" svg:viewBox="0 0 1 2614">
          <text:p/>
        </draw:connector>
        <draw:frame draw:style-name="gr27" draw:text-style-name="P28" draw:layer="layout" svg:width="1.524cm" svg:height="0.645cm" svg:x="15.251cm" svg:y="9.917cm">
          <draw:text-box>
            <text:p text:style-name="P27"><text:span text:style-name="T3">Read</text:span></text:p>
          </draw:text-box>
        </draw:frame>
        <draw:frame draw:style-name="gr28" draw:text-style-name="P28" draw:layer="layout" svg:width="2.64cm" svg:height="1.039cm" svg:x="11.822cm" svg:y="9.055cm">
          <draw:text-box>
            <text:p text:style-name="P27"><text:span text:style-name="T3">JSON RPC</text:span></text:p>
          </draw:text-box>
        </draw:frame>
        <draw:frame draw:style-name="gr28" draw:text-style-name="P28" draw:layer="layout" svg:width="1.778cm" svg:height="1.039cm" svg:x="9.236cm" svg:y="12.211cm">
          <draw:text-box>
            <text:p text:style-name="P27"><text:span text:style-name="T3">Append</text:span></text:p>
          </draw:text-box>
        </draw:frame>
        <draw:frame draw:style-name="gr28" draw:text-style-name="P28" draw:layer="layout" svg:width="2.153cm" svg:height="1.039cm" svg:x="19.161cm" svg:y="12.212cm">
          <draw:text-box>
            <text:p text:style-name="P27"><text:span text:style-name="T3">Append</text:span></text:p>
          </draw:text-box>
        </draw:frame>
        <draw:frame draw:style-name="gr29" draw:text-style-name="P28" draw:layer="layout" svg:width="2.199cm" svg:height="0.645cm" svg:x="11.836cm" svg:y="18.912cm">
          <draw:text-box>
            <text:p text:style-name="P27"><text:span text:style-name="T3">Subscribe</text:span></text:p>
          </draw:text-box>
        </draw:frame>
        <draw:frame draw:style-name="gr29" draw:text-style-name="P28" draw:layer="layout" svg:width="2.199cm" svg:height="0.645cm" svg:x="16.337cm" svg:y="18.913cm">
          <draw:text-box>
            <text:p text:style-name="P27"><text:span text:style-name="T3">Subscribe</text:span></text:p>
          </draw:text-box>
        </draw:frame>
        <draw:frame draw:style-name="gr30" draw:text-style-name="P30" draw:layer="layout" svg:width="3.937cm" svg:height="0.725cm" svg:x="7.869cm" svg:y="5.191cm">
          <draw:text-box>
            <text:p text:style-name="P29"><text:span text:style-name="T5">FLIGHT DOMAIN</text:span></text:p>
          </draw:text-box>
        </draw:frame>
        <draw:frame draw:style-name="gr31" draw:text-style-name="P30" draw:layer="layout" svg:width="5.08cm" svg:height="0.725cm" svg:x="18.788cm" svg:y="5.118cm">
          <draw:text-box>
            <text:p text:style-name="P29"><text:span text:style-name="T5">PASSENGER DOMA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a933" draw:end-color="#ffd7d7" draw:start-intensity="100%" draw:end-intensity="100%" draw:angle="300" draw:border="0%"/>
    <draw:gradient draw:name="Gradient_20_10" draw:display-name="Gradient 10" draw:style="linear" draw:start-color="#5983b0" draw:end-color="#b2b2b2" draw:start-intensity="100%" draw:end-intensity="100%" draw:angle="300" draw:border="0%"/>
    <draw:gradient draw:name="Gradient_20_11" draw:display-name="Gradient 11" draw:style="linear" draw:start-color="#5983b0" draw:end-color="#b2b2b2" draw:start-intensity="100%" draw:end-intensity="100%" draw:angle="300" draw:border="0%"/>
    <draw:gradient draw:name="Gradient_20_12" draw:display-name="Gradient 12" draw:style="linear" draw:start-color="#5983b0" draw:end-color="#b2b2b2" draw:start-intensity="100%" draw:end-intensity="100%" draw:angle="300" draw:border="0%"/>
    <draw:gradient draw:name="Gradient_20_13" draw:display-name="Gradient 13" draw:style="linear" draw:start-color="#5983b0" draw:end-color="#b2b2b2" draw:start-intensity="100%" draw:end-intensity="100%" draw:angle="300" draw:border="0%"/>
    <draw:gradient draw:name="Gradient_20_14" draw:display-name="Gradient 14" draw:style="linear" draw:start-color="#127622" draw:end-color="#ffd7d7" draw:start-intensity="100%" draw:end-intensity="100%" draw:angle="300" draw:border="0%"/>
    <draw:gradient draw:name="Gradient_20_16" draw:display-name="Gradient 16" draw:style="linear" draw:start-color="#ffd428" draw:end-color="#ffd7d7" draw:start-intensity="100%" draw:end-intensity="100%" draw:angle="300" draw:border="0%"/>
    <draw:gradient draw:name="Gradient_20_17" draw:display-name="Gradient 17" draw:style="linear" draw:start-color="#ffe57e" draw:end-color="#ffe7e7" draw:start-intensity="100%" draw:end-intensity="100%" draw:angle="300" draw:border="0%"/>
    <draw:gradient draw:name="Gradient_20_19" draw:display-name="Gradient 19" draw:style="linear" draw:start-color="#ffd428" draw:end-color="#ffd7d7" draw:start-intensity="100%" draw:end-intensity="100%" draw:angle="300" draw:border="0%"/>
    <draw:gradient draw:name="Gradient_20_2" draw:display-name="Gradient 2" draw:style="linear" draw:start-color="#ff5429" draw:end-color="#ffd7d7" draw:start-intensity="100%" draw:end-intensity="100%" draw:angle="300" draw:border="0%"/>
    <draw:gradient draw:name="Gradient_20_20" draw:display-name="Gradient 20" draw:style="linear" draw:start-color="#c9211e" draw:end-color="#ffd7d7" draw:start-intensity="100%" draw:end-intensity="100%" draw:angle="300" draw:border="0%"/>
    <draw:gradient draw:name="Gradient_20_21" draw:display-name="Gradient 21" draw:style="linear" draw:start-color="#650953" draw:end-color="#ffd7d7" draw:start-intensity="100%" draw:end-intensity="100%" draw:angle="300" draw:border="0%"/>
    <draw:gradient draw:name="Gradient_20_22" draw:display-name="Gradient 22" draw:style="linear" draw:start-color="#5eb91e" draw:end-color="#ffd7d7" draw:start-intensity="100%" draw:end-intensity="100%" draw:angle="300" draw:border="0%"/>
    <draw:gradient draw:name="Gradient_20_3" draw:display-name="Gradient 3" draw:style="linear" draw:start-color="#b2b2b2" draw:end-color="#ffd7d7" draw:start-intensity="100%" draw:end-intensity="100%" draw:angle="300" draw:border="0%"/>
    <draw:gradient draw:name="Gradient_20_4" draw:display-name="Gradient 4" draw:style="linear" draw:start-color="#5983b0" draw:end-color="#ffd7d7" draw:start-intensity="100%" draw:end-intensity="100%" draw:angle="300" draw:border="0%"/>
    <draw:gradient draw:name="Gradient_20_5" draw:display-name="Gradient 5" draw:style="linear" draw:start-color="#5983b0" draw:end-color="#ffd7d7" draw:start-intensity="100%" draw:end-intensity="100%" draw:angle="300" draw:border="0%"/>
    <draw:gradient draw:name="Gradient_20_6" draw:display-name="Gradient 6" draw:style="linear" draw:start-color="#5983b0" draw:end-color="#ffd7d7" draw:start-intensity="100%" draw:end-intensity="100%" draw:angle="300" draw:border="0%"/>
    <draw:gradient draw:name="Gradient_20_7" draw:display-name="Gradient 7" draw:style="linear" draw:start-color="#5983b0" draw:end-color="#ffd7d7" draw:start-intensity="100%" draw:end-intensity="100%" draw:angle="300" draw:border="0%"/>
    <draw:gradient draw:name="Gradient_20_8" draw:display-name="Gradient 8" draw:style="linear" draw:start-color="#5983b0" draw:end-color="#ffd7d7" draw:start-intensity="100%" draw:end-intensity="100%" draw:angle="300" draw:border="0%"/>
    <draw:gradient draw:name="Gradient_20_9" draw:display-name="Gradient 9" draw:style="linear" draw:start-color="#5983b0" draw:end-color="#b2b2b2" draw:start-intensity="100%" draw:end-intensity="100%" draw:angle="300" draw:border="0%"/>
    <draw:gradient draw:name="Pastel_20_Bouquet" draw:display-name="Pastel Bouquet" draw:style="linear" draw:start-color="#81aca6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2:10:14.396480366</meta:creation-date>
    <dc:date>2020-10-11T13:18:15.077857204</dc:date>
    <meta:editing-duration>PT14M47S</meta:editing-duration>
    <meta:editing-cycles>2</meta:editing-cycles>
    <meta:generator>LibreOffice/6.4.6.2$Linux_X86_64 LibreOffice_project/40$Build-2</meta:generator>
    <meta:document-statistic meta:object-count="54"/>
  </office:meta>
</office:document-meta>
</file>